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67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D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table:number-columns-spanned="2" table:number-rows-spanned="2"/>
          <table:covered-table-cell/>
          <table:table-cell table:style-name="ce5" office:value-type="string" calcext:value-type="string">
            <text:p>NOTA FINAL</text:p>
          </table:table-cell>
          <table:table-cell table:style-name="ce8" office:value-type="string" calcext:value-type="string" table:number-columns-spanned="1" table:number-rows-spanned="2">
            <text:p>NOTA BUTLLETI</text:p>
          </table:table-cell>
          <table:table-cell table:style-name="ce10" office:value-type="string" calcext:value-type="string">
            <text:p>EXAMEN</text:p>
          </table:table-cell>
          <table:table-cell table:style-name="ce14" office:value-type="string" calcext:value-type="string">
            <text:p>CAP. CLAU</text:p>
          </table:table-cell>
          <table:table-cell table:style-name="ce15" office:value-type="string" calcext:value-type="string">
            <text:p>P1 (A)</text:p>
          </table:table-cell>
          <table:table-cell table:style-name="ce15" office:value-type="string" calcext:value-type="string">
            <text:p>P2 (B)</text:p>
          </table:table-cell>
          <table:table-cell table:style-name="ce15" office:value-type="string" calcext:value-type="string">
            <text:p>P3 (C)</text:p>
          </table:table-cell>
          <table:table-cell table:style-name="ce15" office:value-type="string" calcext:value-type="string">
            <text:p>P4 (D)</text:p>
          </table:table-cell>
          <table:table-cell table:style-name="ce15" office:value-type="string" calcext:value-type="string">
            <text:p>P5(E)</text:p>
          </table:table-cell>
          <table:table-cell table:style-name="ce15" office:value-type="string" calcext:value-type="string">
            <text:p>P6 (F)</text:p>
          </table:table-cell>
          <table:table-cell table:style-name="ce15" office:value-type="string" calcext:value-type="string">
            <text:p>P7 (G)</text:p>
          </table:table-cell>
          <table:table-cell table:style-name="ce15" office:value-type="string" calcext:value-type="string">
            <text:p>P8 (H)</text:p>
          </table:table-cell>
          <table:table-cell table:style-name="ce15" office:value-type="string" calcext:value-type="string">
            <text:p>P9 (I)</text:p>
          </table:table-cell>
          <table:table-cell table:style-name="ce15" office:value-type="string" calcext:value-type="string">
            <text:p>P10 (J)</text:p>
          </table:table-cell>
          <table:table-cell table:number-columns-repeated="1008"/>
        </table:table-row>
        <table:table-row table:style-name="ro1">
          <table:covered-table-cell table:number-columns-repeated="2"/>
          <table:table-cell table:style-name="ce6" table:formula="of:=[.E2]+[.F2]+[.G2]+[.H2]+[.I2]+[.J2]+[.K2]+[.L2]+[.M2]+[.N2]+[.O2]+[.P2]" office:value-type="percentage" office:value="1" calcext:value-type="percentage">
            <text:p>100%</text:p>
          </table:table-cell>
          <table:covered-table-cell/>
          <table:table-cell table:style-name="ce11" office:value-type="percentage" office:value="0.4" calcext:value-type="percentage">
            <text:p>40%</text:p>
          </table:table-cell>
          <table:table-cell table:style-name="ce11" office:value-type="percentage" office:value="0.2" calcext:value-type="percentage">
            <text:p>20%</text:p>
          </table:table-cell>
          <table:table-cell table:number-columns-repeated="4" table:style-name="ce11" office:value-type="percentage" office:value="0.1" calcext:value-type="percentage">
            <text:p>10%</text:p>
          </table:table-cell>
          <table:table-cell table:number-columns-repeated="6" table:style-name="ce11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  <table:table-cell table:style-name="ce7" table:formula="of:=[.E3]*[.E$2]+[.F3]*[.F$2]+[.G3]*[.G$2]+[.H3]*[.H$2]+[.I3]*[.I$2]+[.J3]*[.J$2]+[.K3]*[.K$2]+[.L3]*[.L$2]+[.M3]*[.M$2]+[.N3]*[.N$2]+[.O3]*[.O$2]+[.P3]*[.O$2]" office:value-type="float" office:value="10" calcext:value-type="float">
            <text:p>10</text:p>
          </table:table-cell>
          <table:table-cell table:style-name="ce9" table:formula="of:=ROUND([.C3];0)" office:value-type="float" office:value="10" calcext:value-type="float">
            <text:p>10</text:p>
          </table:table-cell>
          <table:table-cell table:number-columns-repeated="6" table:style-name="ce12" office:value-type="float" office:value="10" calcext:value-type="float">
            <text:p>10</text:p>
          </table:table-cell>
          <table:table-cell table:style-name="ce12" table:number-columns-repeated="6"/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" table:number-rows-spanned="2">
            <text:p>A</text:p>
          </table:table-cell>
          <table:table-cell table:style-name="ce4" office:value-type="string" calcext:value-type="string">
            <text:p>Ramon Pi Barrufet</text:p>
          </table:table-cell>
          <table:table-cell table:style-name="ce7" table:formula="of:=[.E4]*[.E$2]+[.F4]*[.F$2]+[.G4]*[.G$2]+[.H4]*[.H$2]+[.I4]*[.I$2]+[.J4]*[.J$2]+[.K4]*[.K$2]+[.L4]*[.L$2]+[.M4]*[.M$2]+[.N4]*[.N$2]+[.O4]*[.O$2]+[.P4]*[.O$2]" office:value-type="float" office:value="9.2" calcext:value-type="float">
            <text:p>9.2</text:p>
          </table:table-cell>
          <table:table-cell table:style-name="ce9" table:formula="of:=ROUND([.C4];0)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10"/>
        </table:table-row>
        <table:table-row table:style-name="ro1">
          <table:covered-table-cell/>
          <table:table-cell table:style-name="ce4" office:value-type="string" calcext:value-type="string">
            <text:p>Arnau Fort Recasens</text:p>
          </table:table-cell>
          <table:table-cell table:style-name="ce7" table:formula="of:=[.E5]*[.E$2]+[.F5]*[.F$2]+[.G5]*[.G$2]+[.H5]*[.H$2]+[.I5]*[.I$2]+[.J5]*[.J$2]+[.K5]*[.K$2]+[.L5]*[.L$2]+[.M5]*[.M$2]+[.N5]*[.N$2]+[.O5]*[.O$2]+[.P5]*[.O$2]" office:value-type="float" office:value="5.8" calcext:value-type="float">
            <text:p>5.8</text:p>
          </table:table-cell>
          <table:table-cell table:style-name="ce9" table:formula="of:=ROUND([.C5];0)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7" table:formula="of:=[.E6]*[.E$2]+[.F6]*[.F$2]+[.G6]*[.G$2]+[.H6]*[.H$2]+[.I6]*[.I$2]+[.J6]*[.J$2]+[.K6]*[.K$2]+[.L6]*[.L$2]+[.M6]*[.M$2]+[.N6]*[.N$2]+[.O6]*[.O$2]+[.P6]*[.O$2]" office:value-type="float" office:value="0" calcext:value-type="float">
            <text:p>0</text:p>
          </table:table-cell>
          <table:table-cell table:style-name="ce9" table:formula="of:=ROUND([.C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]*[.E$2]+[.F7]*[.F$2]+[.G7]*[.G$2]+[.H7]*[.H$2]+[.I7]*[.I$2]+[.J7]*[.J$2]+[.K7]*[.K$2]+[.L7]*[.L$2]+[.M7]*[.M$2]+[.N7]*[.N$2]+[.O7]*[.O$2]+[.P7]*[.O$2]" office:value-type="float" office:value="0" calcext:value-type="float">
            <text:p>0</text:p>
          </table:table-cell>
          <table:table-cell table:style-name="ce9" table:formula="of:=ROUND([.C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]*[.E$2]+[.F8]*[.F$2]+[.G8]*[.G$2]+[.H8]*[.H$2]+[.I8]*[.I$2]+[.J8]*[.J$2]+[.K8]*[.K$2]+[.L8]*[.L$2]+[.M8]*[.M$2]+[.N8]*[.N$2]+[.O8]*[.O$2]+[.P8]*[.O$2]" office:value-type="float" office:value="0" calcext:value-type="float">
            <text:p>0</text:p>
          </table:table-cell>
          <table:table-cell table:style-name="ce9" table:formula="of:=ROUND([.C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]*[.E$2]+[.F9]*[.F$2]+[.G9]*[.G$2]+[.H9]*[.H$2]+[.I9]*[.I$2]+[.J9]*[.J$2]+[.K9]*[.K$2]+[.L9]*[.L$2]+[.M9]*[.M$2]+[.N9]*[.N$2]+[.O9]*[.O$2]+[.P9]*[.O$2]" office:value-type="float" office:value="0" calcext:value-type="float">
            <text:p>0</text:p>
          </table:table-cell>
          <table:table-cell table:style-name="ce9" table:formula="of:=ROUND([.C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0]*[.E$2]+[.F10]*[.F$2]+[.G10]*[.G$2]+[.H10]*[.H$2]+[.I10]*[.I$2]+[.J10]*[.J$2]+[.K10]*[.K$2]+[.L10]*[.L$2]+[.M10]*[.M$2]+[.N10]*[.N$2]+[.O10]*[.O$2]+[.P10]*[.O$2]" office:value-type="float" office:value="0" calcext:value-type="float">
            <text:p>0</text:p>
          </table:table-cell>
          <table:table-cell table:style-name="ce9" table:formula="of:=ROUND([.C1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1]*[.E$2]+[.F11]*[.F$2]+[.G11]*[.G$2]+[.H11]*[.H$2]+[.I11]*[.I$2]+[.J11]*[.J$2]+[.K11]*[.K$2]+[.L11]*[.L$2]+[.M11]*[.M$2]+[.N11]*[.N$2]+[.O11]*[.O$2]+[.P11]*[.O$2]" office:value-type="float" office:value="0" calcext:value-type="float">
            <text:p>0</text:p>
          </table:table-cell>
          <table:table-cell table:style-name="ce9" table:formula="of:=ROUND([.C1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2]*[.E$2]+[.F12]*[.F$2]+[.G12]*[.G$2]+[.H12]*[.H$2]+[.I12]*[.I$2]+[.J12]*[.J$2]+[.K12]*[.K$2]+[.L12]*[.L$2]+[.M12]*[.M$2]+[.N12]*[.N$2]+[.O12]*[.O$2]+[.P12]*[.O$2]" office:value-type="float" office:value="0" calcext:value-type="float">
            <text:p>0</text:p>
          </table:table-cell>
          <table:table-cell table:style-name="ce9" table:formula="of:=ROUND([.C1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3]*[.E$2]+[.F13]*[.F$2]+[.G13]*[.G$2]+[.H13]*[.H$2]+[.I13]*[.I$2]+[.J13]*[.J$2]+[.K13]*[.K$2]+[.L13]*[.L$2]+[.M13]*[.M$2]+[.N13]*[.N$2]+[.O13]*[.O$2]+[.P13]*[.O$2]" office:value-type="float" office:value="0" calcext:value-type="float">
            <text:p>0</text:p>
          </table:table-cell>
          <table:table-cell table:style-name="ce9" table:formula="of:=ROUND([.C1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4]*[.E$2]+[.F14]*[.F$2]+[.G14]*[.G$2]+[.H14]*[.H$2]+[.I14]*[.I$2]+[.J14]*[.J$2]+[.K14]*[.K$2]+[.L14]*[.L$2]+[.M14]*[.M$2]+[.N14]*[.N$2]+[.O14]*[.O$2]+[.P14]*[.O$2]" office:value-type="float" office:value="0" calcext:value-type="float">
            <text:p>0</text:p>
          </table:table-cell>
          <table:table-cell table:style-name="ce9" table:formula="of:=ROUND([.C1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5]*[.E$2]+[.F15]*[.F$2]+[.G15]*[.G$2]+[.H15]*[.H$2]+[.I15]*[.I$2]+[.J15]*[.J$2]+[.K15]*[.K$2]+[.L15]*[.L$2]+[.M15]*[.M$2]+[.N15]*[.N$2]+[.O15]*[.O$2]+[.P15]*[.O$2]" office:value-type="float" office:value="0" calcext:value-type="float">
            <text:p>0</text:p>
          </table:table-cell>
          <table:table-cell table:style-name="ce9" table:formula="of:=ROUND([.C1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6]*[.E$2]+[.F16]*[.F$2]+[.G16]*[.G$2]+[.H16]*[.H$2]+[.I16]*[.I$2]+[.J16]*[.J$2]+[.K16]*[.K$2]+[.L16]*[.L$2]+[.M16]*[.M$2]+[.N16]*[.N$2]+[.O16]*[.O$2]+[.P16]*[.O$2]" office:value-type="float" office:value="0" calcext:value-type="float">
            <text:p>0</text:p>
          </table:table-cell>
          <table:table-cell table:style-name="ce9" table:formula="of:=ROUND([.C1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7]*[.E$2]+[.F17]*[.F$2]+[.G17]*[.G$2]+[.H17]*[.H$2]+[.I17]*[.I$2]+[.J17]*[.J$2]+[.K17]*[.K$2]+[.L17]*[.L$2]+[.M17]*[.M$2]+[.N17]*[.N$2]+[.O17]*[.O$2]+[.P17]*[.O$2]" office:value-type="float" office:value="0" calcext:value-type="float">
            <text:p>0</text:p>
          </table:table-cell>
          <table:table-cell table:style-name="ce9" table:formula="of:=ROUND([.C1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8]*[.E$2]+[.F18]*[.F$2]+[.G18]*[.G$2]+[.H18]*[.H$2]+[.I18]*[.I$2]+[.J18]*[.J$2]+[.K18]*[.K$2]+[.L18]*[.L$2]+[.M18]*[.M$2]+[.N18]*[.N$2]+[.O18]*[.O$2]+[.P18]*[.O$2]" office:value-type="float" office:value="0" calcext:value-type="float">
            <text:p>0</text:p>
          </table:table-cell>
          <table:table-cell table:style-name="ce9" table:formula="of:=ROUND([.C1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19]*[.E$2]+[.F19]*[.F$2]+[.G19]*[.G$2]+[.H19]*[.H$2]+[.I19]*[.I$2]+[.J19]*[.J$2]+[.K19]*[.K$2]+[.L19]*[.L$2]+[.M19]*[.M$2]+[.N19]*[.N$2]+[.O19]*[.O$2]+[.P19]*[.O$2]" office:value-type="float" office:value="0" calcext:value-type="float">
            <text:p>0</text:p>
          </table:table-cell>
          <table:table-cell table:style-name="ce9" table:formula="of:=ROUND([.C1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0]*[.E$2]+[.F20]*[.F$2]+[.G20]*[.G$2]+[.H20]*[.H$2]+[.I20]*[.I$2]+[.J20]*[.J$2]+[.K20]*[.K$2]+[.L20]*[.L$2]+[.M20]*[.M$2]+[.N20]*[.N$2]+[.O20]*[.O$2]+[.P20]*[.O$2]" office:value-type="float" office:value="0" calcext:value-type="float">
            <text:p>0</text:p>
          </table:table-cell>
          <table:table-cell table:style-name="ce9" table:formula="of:=ROUND([.C2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1]*[.E$2]+[.F21]*[.F$2]+[.G21]*[.G$2]+[.H21]*[.H$2]+[.I21]*[.I$2]+[.J21]*[.J$2]+[.K21]*[.K$2]+[.L21]*[.L$2]+[.M21]*[.M$2]+[.N21]*[.N$2]+[.O21]*[.O$2]+[.P21]*[.O$2]" office:value-type="float" office:value="0" calcext:value-type="float">
            <text:p>0</text:p>
          </table:table-cell>
          <table:table-cell table:style-name="ce9" table:formula="of:=ROUND([.C2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2]*[.E$2]+[.F22]*[.F$2]+[.G22]*[.G$2]+[.H22]*[.H$2]+[.I22]*[.I$2]+[.J22]*[.J$2]+[.K22]*[.K$2]+[.L22]*[.L$2]+[.M22]*[.M$2]+[.N22]*[.N$2]+[.O22]*[.O$2]+[.P22]*[.O$2]" office:value-type="float" office:value="0" calcext:value-type="float">
            <text:p>0</text:p>
          </table:table-cell>
          <table:table-cell table:style-name="ce9" table:formula="of:=ROUND([.C2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3]*[.E$2]+[.F23]*[.F$2]+[.G23]*[.G$2]+[.H23]*[.H$2]+[.I23]*[.I$2]+[.J23]*[.J$2]+[.K23]*[.K$2]+[.L23]*[.L$2]+[.M23]*[.M$2]+[.N23]*[.N$2]+[.O23]*[.O$2]+[.P23]*[.O$2]" office:value-type="float" office:value="0" calcext:value-type="float">
            <text:p>0</text:p>
          </table:table-cell>
          <table:table-cell table:style-name="ce9" table:formula="of:=ROUND([.C2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4]*[.E$2]+[.F24]*[.F$2]+[.G24]*[.G$2]+[.H24]*[.H$2]+[.I24]*[.I$2]+[.J24]*[.J$2]+[.K24]*[.K$2]+[.L24]*[.L$2]+[.M24]*[.M$2]+[.N24]*[.N$2]+[.O24]*[.O$2]+[.P24]*[.O$2]" office:value-type="float" office:value="0" calcext:value-type="float">
            <text:p>0</text:p>
          </table:table-cell>
          <table:table-cell table:style-name="ce9" table:formula="of:=ROUND([.C2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5]*[.E$2]+[.F25]*[.F$2]+[.G25]*[.G$2]+[.H25]*[.H$2]+[.I25]*[.I$2]+[.J25]*[.J$2]+[.K25]*[.K$2]+[.L25]*[.L$2]+[.M25]*[.M$2]+[.N25]*[.N$2]+[.O25]*[.O$2]+[.P25]*[.O$2]" office:value-type="float" office:value="0" calcext:value-type="float">
            <text:p>0</text:p>
          </table:table-cell>
          <table:table-cell table:style-name="ce9" table:formula="of:=ROUND([.C2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6]*[.E$2]+[.F26]*[.F$2]+[.G26]*[.G$2]+[.H26]*[.H$2]+[.I26]*[.I$2]+[.J26]*[.J$2]+[.K26]*[.K$2]+[.L26]*[.L$2]+[.M26]*[.M$2]+[.N26]*[.N$2]+[.O26]*[.O$2]+[.P26]*[.O$2]" office:value-type="float" office:value="0" calcext:value-type="float">
            <text:p>0</text:p>
          </table:table-cell>
          <table:table-cell table:style-name="ce9" table:formula="of:=ROUND([.C2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7]*[.E$2]+[.F27]*[.F$2]+[.G27]*[.G$2]+[.H27]*[.H$2]+[.I27]*[.I$2]+[.J27]*[.J$2]+[.K27]*[.K$2]+[.L27]*[.L$2]+[.M27]*[.M$2]+[.N27]*[.N$2]+[.O27]*[.O$2]+[.P27]*[.O$2]" office:value-type="float" office:value="0" calcext:value-type="float">
            <text:p>0</text:p>
          </table:table-cell>
          <table:table-cell table:style-name="ce9" table:formula="of:=ROUND([.C2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8]*[.E$2]+[.F28]*[.F$2]+[.G28]*[.G$2]+[.H28]*[.H$2]+[.I28]*[.I$2]+[.J28]*[.J$2]+[.K28]*[.K$2]+[.L28]*[.L$2]+[.M28]*[.M$2]+[.N28]*[.N$2]+[.O28]*[.O$2]+[.P28]*[.O$2]" office:value-type="float" office:value="0" calcext:value-type="float">
            <text:p>0</text:p>
          </table:table-cell>
          <table:table-cell table:style-name="ce9" table:formula="of:=ROUND([.C2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29]*[.E$2]+[.F29]*[.F$2]+[.G29]*[.G$2]+[.H29]*[.H$2]+[.I29]*[.I$2]+[.J29]*[.J$2]+[.K29]*[.K$2]+[.L29]*[.L$2]+[.M29]*[.M$2]+[.N29]*[.N$2]+[.O29]*[.O$2]+[.P29]*[.O$2]" office:value-type="float" office:value="0" calcext:value-type="float">
            <text:p>0</text:p>
          </table:table-cell>
          <table:table-cell table:style-name="ce9" table:formula="of:=ROUND([.C2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0]*[.E$2]+[.F30]*[.F$2]+[.G30]*[.G$2]+[.H30]*[.H$2]+[.I30]*[.I$2]+[.J30]*[.J$2]+[.K30]*[.K$2]+[.L30]*[.L$2]+[.M30]*[.M$2]+[.N30]*[.N$2]+[.O30]*[.O$2]+[.P30]*[.O$2]" office:value-type="float" office:value="0" calcext:value-type="float">
            <text:p>0</text:p>
          </table:table-cell>
          <table:table-cell table:style-name="ce9" table:formula="of:=ROUND([.C3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1]*[.E$2]+[.F31]*[.F$2]+[.G31]*[.G$2]+[.H31]*[.H$2]+[.I31]*[.I$2]+[.J31]*[.J$2]+[.K31]*[.K$2]+[.L31]*[.L$2]+[.M31]*[.M$2]+[.N31]*[.N$2]+[.O31]*[.O$2]+[.P31]*[.O$2]" office:value-type="float" office:value="0" calcext:value-type="float">
            <text:p>0</text:p>
          </table:table-cell>
          <table:table-cell table:style-name="ce9" table:formula="of:=ROUND([.C3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2]*[.E$2]+[.F32]*[.F$2]+[.G32]*[.G$2]+[.H32]*[.H$2]+[.I32]*[.I$2]+[.J32]*[.J$2]+[.K32]*[.K$2]+[.L32]*[.L$2]+[.M32]*[.M$2]+[.N32]*[.N$2]+[.O32]*[.O$2]+[.P32]*[.O$2]" office:value-type="float" office:value="0" calcext:value-type="float">
            <text:p>0</text:p>
          </table:table-cell>
          <table:table-cell table:style-name="ce9" table:formula="of:=ROUND([.C3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3]*[.E$2]+[.F33]*[.F$2]+[.G33]*[.G$2]+[.H33]*[.H$2]+[.I33]*[.I$2]+[.J33]*[.J$2]+[.K33]*[.K$2]+[.L33]*[.L$2]+[.M33]*[.M$2]+[.N33]*[.N$2]+[.O33]*[.O$2]+[.P33]*[.O$2]" office:value-type="float" office:value="0" calcext:value-type="float">
            <text:p>0</text:p>
          </table:table-cell>
          <table:table-cell table:style-name="ce9" table:formula="of:=ROUND([.C3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4]*[.E$2]+[.F34]*[.F$2]+[.G34]*[.G$2]+[.H34]*[.H$2]+[.I34]*[.I$2]+[.J34]*[.J$2]+[.K34]*[.K$2]+[.L34]*[.L$2]+[.M34]*[.M$2]+[.N34]*[.N$2]+[.O34]*[.O$2]+[.P34]*[.O$2]" office:value-type="float" office:value="0" calcext:value-type="float">
            <text:p>0</text:p>
          </table:table-cell>
          <table:table-cell table:style-name="ce9" table:formula="of:=ROUND([.C3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5]*[.E$2]+[.F35]*[.F$2]+[.G35]*[.G$2]+[.H35]*[.H$2]+[.I35]*[.I$2]+[.J35]*[.J$2]+[.K35]*[.K$2]+[.L35]*[.L$2]+[.M35]*[.M$2]+[.N35]*[.N$2]+[.O35]*[.O$2]+[.P35]*[.O$2]" office:value-type="float" office:value="0" calcext:value-type="float">
            <text:p>0</text:p>
          </table:table-cell>
          <table:table-cell table:style-name="ce9" table:formula="of:=ROUND([.C3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6]*[.E$2]+[.F36]*[.F$2]+[.G36]*[.G$2]+[.H36]*[.H$2]+[.I36]*[.I$2]+[.J36]*[.J$2]+[.K36]*[.K$2]+[.L36]*[.L$2]+[.M36]*[.M$2]+[.N36]*[.N$2]+[.O36]*[.O$2]+[.P36]*[.O$2]" office:value-type="float" office:value="0" calcext:value-type="float">
            <text:p>0</text:p>
          </table:table-cell>
          <table:table-cell table:style-name="ce9" table:formula="of:=ROUND([.C3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7]*[.E$2]+[.F37]*[.F$2]+[.G37]*[.G$2]+[.H37]*[.H$2]+[.I37]*[.I$2]+[.J37]*[.J$2]+[.K37]*[.K$2]+[.L37]*[.L$2]+[.M37]*[.M$2]+[.N37]*[.N$2]+[.O37]*[.O$2]+[.P37]*[.O$2]" office:value-type="float" office:value="0" calcext:value-type="float">
            <text:p>0</text:p>
          </table:table-cell>
          <table:table-cell table:style-name="ce9" table:formula="of:=ROUND([.C3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8]*[.E$2]+[.F38]*[.F$2]+[.G38]*[.G$2]+[.H38]*[.H$2]+[.I38]*[.I$2]+[.J38]*[.J$2]+[.K38]*[.K$2]+[.L38]*[.L$2]+[.M38]*[.M$2]+[.N38]*[.N$2]+[.O38]*[.O$2]+[.P38]*[.O$2]" office:value-type="float" office:value="0" calcext:value-type="float">
            <text:p>0</text:p>
          </table:table-cell>
          <table:table-cell table:style-name="ce9" table:formula="of:=ROUND([.C3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39]*[.E$2]+[.F39]*[.F$2]+[.G39]*[.G$2]+[.H39]*[.H$2]+[.I39]*[.I$2]+[.J39]*[.J$2]+[.K39]*[.K$2]+[.L39]*[.L$2]+[.M39]*[.M$2]+[.N39]*[.N$2]+[.O39]*[.O$2]+[.P39]*[.O$2]" office:value-type="float" office:value="0" calcext:value-type="float">
            <text:p>0</text:p>
          </table:table-cell>
          <table:table-cell table:style-name="ce9" table:formula="of:=ROUND([.C3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0]*[.E$2]+[.F40]*[.F$2]+[.G40]*[.G$2]+[.H40]*[.H$2]+[.I40]*[.I$2]+[.J40]*[.J$2]+[.K40]*[.K$2]+[.L40]*[.L$2]+[.M40]*[.M$2]+[.N40]*[.N$2]+[.O40]*[.O$2]+[.P40]*[.O$2]" office:value-type="float" office:value="0" calcext:value-type="float">
            <text:p>0</text:p>
          </table:table-cell>
          <table:table-cell table:style-name="ce9" table:formula="of:=ROUND([.C4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1]*[.E$2]+[.F41]*[.F$2]+[.G41]*[.G$2]+[.H41]*[.H$2]+[.I41]*[.I$2]+[.J41]*[.J$2]+[.K41]*[.K$2]+[.L41]*[.L$2]+[.M41]*[.M$2]+[.N41]*[.N$2]+[.O41]*[.O$2]+[.P41]*[.O$2]" office:value-type="float" office:value="0" calcext:value-type="float">
            <text:p>0</text:p>
          </table:table-cell>
          <table:table-cell table:style-name="ce9" table:formula="of:=ROUND([.C4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2]*[.E$2]+[.F42]*[.F$2]+[.G42]*[.G$2]+[.H42]*[.H$2]+[.I42]*[.I$2]+[.J42]*[.J$2]+[.K42]*[.K$2]+[.L42]*[.L$2]+[.M42]*[.M$2]+[.N42]*[.N$2]+[.O42]*[.O$2]+[.P42]*[.O$2]" office:value-type="float" office:value="0" calcext:value-type="float">
            <text:p>0</text:p>
          </table:table-cell>
          <table:table-cell table:style-name="ce9" table:formula="of:=ROUND([.C4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3]*[.E$2]+[.F43]*[.F$2]+[.G43]*[.G$2]+[.H43]*[.H$2]+[.I43]*[.I$2]+[.J43]*[.J$2]+[.K43]*[.K$2]+[.L43]*[.L$2]+[.M43]*[.M$2]+[.N43]*[.N$2]+[.O43]*[.O$2]+[.P43]*[.O$2]" office:value-type="float" office:value="0" calcext:value-type="float">
            <text:p>0</text:p>
          </table:table-cell>
          <table:table-cell table:style-name="ce9" table:formula="of:=ROUND([.C4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4]*[.E$2]+[.F44]*[.F$2]+[.G44]*[.G$2]+[.H44]*[.H$2]+[.I44]*[.I$2]+[.J44]*[.J$2]+[.K44]*[.K$2]+[.L44]*[.L$2]+[.M44]*[.M$2]+[.N44]*[.N$2]+[.O44]*[.O$2]+[.P44]*[.O$2]" office:value-type="float" office:value="0" calcext:value-type="float">
            <text:p>0</text:p>
          </table:table-cell>
          <table:table-cell table:style-name="ce9" table:formula="of:=ROUND([.C4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5]*[.E$2]+[.F45]*[.F$2]+[.G45]*[.G$2]+[.H45]*[.H$2]+[.I45]*[.I$2]+[.J45]*[.J$2]+[.K45]*[.K$2]+[.L45]*[.L$2]+[.M45]*[.M$2]+[.N45]*[.N$2]+[.O45]*[.O$2]+[.P45]*[.O$2]" office:value-type="float" office:value="0" calcext:value-type="float">
            <text:p>0</text:p>
          </table:table-cell>
          <table:table-cell table:style-name="ce9" table:formula="of:=ROUND([.C4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6]*[.E$2]+[.F46]*[.F$2]+[.G46]*[.G$2]+[.H46]*[.H$2]+[.I46]*[.I$2]+[.J46]*[.J$2]+[.K46]*[.K$2]+[.L46]*[.L$2]+[.M46]*[.M$2]+[.N46]*[.N$2]+[.O46]*[.O$2]+[.P46]*[.O$2]" office:value-type="float" office:value="0" calcext:value-type="float">
            <text:p>0</text:p>
          </table:table-cell>
          <table:table-cell table:style-name="ce9" table:formula="of:=ROUND([.C4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7]*[.E$2]+[.F47]*[.F$2]+[.G47]*[.G$2]+[.H47]*[.H$2]+[.I47]*[.I$2]+[.J47]*[.J$2]+[.K47]*[.K$2]+[.L47]*[.L$2]+[.M47]*[.M$2]+[.N47]*[.N$2]+[.O47]*[.O$2]+[.P47]*[.O$2]" office:value-type="float" office:value="0" calcext:value-type="float">
            <text:p>0</text:p>
          </table:table-cell>
          <table:table-cell table:style-name="ce9" table:formula="of:=ROUND([.C4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8]*[.E$2]+[.F48]*[.F$2]+[.G48]*[.G$2]+[.H48]*[.H$2]+[.I48]*[.I$2]+[.J48]*[.J$2]+[.K48]*[.K$2]+[.L48]*[.L$2]+[.M48]*[.M$2]+[.N48]*[.N$2]+[.O48]*[.O$2]+[.P48]*[.O$2]" office:value-type="float" office:value="0" calcext:value-type="float">
            <text:p>0</text:p>
          </table:table-cell>
          <table:table-cell table:style-name="ce9" table:formula="of:=ROUND([.C4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49]*[.E$2]+[.F49]*[.F$2]+[.G49]*[.G$2]+[.H49]*[.H$2]+[.I49]*[.I$2]+[.J49]*[.J$2]+[.K49]*[.K$2]+[.L49]*[.L$2]+[.M49]*[.M$2]+[.N49]*[.N$2]+[.O49]*[.O$2]+[.P49]*[.O$2]" office:value-type="float" office:value="0" calcext:value-type="float">
            <text:p>0</text:p>
          </table:table-cell>
          <table:table-cell table:style-name="ce9" table:formula="of:=ROUND([.C4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0]*[.E$2]+[.F50]*[.F$2]+[.G50]*[.G$2]+[.H50]*[.H$2]+[.I50]*[.I$2]+[.J50]*[.J$2]+[.K50]*[.K$2]+[.L50]*[.L$2]+[.M50]*[.M$2]+[.N50]*[.N$2]+[.O50]*[.O$2]+[.P50]*[.O$2]" office:value-type="float" office:value="0" calcext:value-type="float">
            <text:p>0</text:p>
          </table:table-cell>
          <table:table-cell table:style-name="ce9" table:formula="of:=ROUND([.C5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1]*[.E$2]+[.F51]*[.F$2]+[.G51]*[.G$2]+[.H51]*[.H$2]+[.I51]*[.I$2]+[.J51]*[.J$2]+[.K51]*[.K$2]+[.L51]*[.L$2]+[.M51]*[.M$2]+[.N51]*[.N$2]+[.O51]*[.O$2]+[.P51]*[.O$2]" office:value-type="float" office:value="0" calcext:value-type="float">
            <text:p>0</text:p>
          </table:table-cell>
          <table:table-cell table:style-name="ce9" table:formula="of:=ROUND([.C5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2]*[.E$2]+[.F52]*[.F$2]+[.G52]*[.G$2]+[.H52]*[.H$2]+[.I52]*[.I$2]+[.J52]*[.J$2]+[.K52]*[.K$2]+[.L52]*[.L$2]+[.M52]*[.M$2]+[.N52]*[.N$2]+[.O52]*[.O$2]+[.P52]*[.O$2]" office:value-type="float" office:value="0" calcext:value-type="float">
            <text:p>0</text:p>
          </table:table-cell>
          <table:table-cell table:style-name="ce9" table:formula="of:=ROUND([.C5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3]*[.E$2]+[.F53]*[.F$2]+[.G53]*[.G$2]+[.H53]*[.H$2]+[.I53]*[.I$2]+[.J53]*[.J$2]+[.K53]*[.K$2]+[.L53]*[.L$2]+[.M53]*[.M$2]+[.N53]*[.N$2]+[.O53]*[.O$2]+[.P53]*[.O$2]" office:value-type="float" office:value="0" calcext:value-type="float">
            <text:p>0</text:p>
          </table:table-cell>
          <table:table-cell table:style-name="ce9" table:formula="of:=ROUND([.C5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4]*[.E$2]+[.F54]*[.F$2]+[.G54]*[.G$2]+[.H54]*[.H$2]+[.I54]*[.I$2]+[.J54]*[.J$2]+[.K54]*[.K$2]+[.L54]*[.L$2]+[.M54]*[.M$2]+[.N54]*[.N$2]+[.O54]*[.O$2]+[.P54]*[.O$2]" office:value-type="float" office:value="0" calcext:value-type="float">
            <text:p>0</text:p>
          </table:table-cell>
          <table:table-cell table:style-name="ce9" table:formula="of:=ROUND([.C5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5]*[.E$2]+[.F55]*[.F$2]+[.G55]*[.G$2]+[.H55]*[.H$2]+[.I55]*[.I$2]+[.J55]*[.J$2]+[.K55]*[.K$2]+[.L55]*[.L$2]+[.M55]*[.M$2]+[.N55]*[.N$2]+[.O55]*[.O$2]+[.P55]*[.O$2]" office:value-type="float" office:value="0" calcext:value-type="float">
            <text:p>0</text:p>
          </table:table-cell>
          <table:table-cell table:style-name="ce9" table:formula="of:=ROUND([.C5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6]*[.E$2]+[.F56]*[.F$2]+[.G56]*[.G$2]+[.H56]*[.H$2]+[.I56]*[.I$2]+[.J56]*[.J$2]+[.K56]*[.K$2]+[.L56]*[.L$2]+[.M56]*[.M$2]+[.N56]*[.N$2]+[.O56]*[.O$2]+[.P56]*[.O$2]" office:value-type="float" office:value="0" calcext:value-type="float">
            <text:p>0</text:p>
          </table:table-cell>
          <table:table-cell table:style-name="ce9" table:formula="of:=ROUND([.C5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7]*[.E$2]+[.F57]*[.F$2]+[.G57]*[.G$2]+[.H57]*[.H$2]+[.I57]*[.I$2]+[.J57]*[.J$2]+[.K57]*[.K$2]+[.L57]*[.L$2]+[.M57]*[.M$2]+[.N57]*[.N$2]+[.O57]*[.O$2]+[.P57]*[.O$2]" office:value-type="float" office:value="0" calcext:value-type="float">
            <text:p>0</text:p>
          </table:table-cell>
          <table:table-cell table:style-name="ce9" table:formula="of:=ROUND([.C5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8]*[.E$2]+[.F58]*[.F$2]+[.G58]*[.G$2]+[.H58]*[.H$2]+[.I58]*[.I$2]+[.J58]*[.J$2]+[.K58]*[.K$2]+[.L58]*[.L$2]+[.M58]*[.M$2]+[.N58]*[.N$2]+[.O58]*[.O$2]+[.P58]*[.O$2]" office:value-type="float" office:value="0" calcext:value-type="float">
            <text:p>0</text:p>
          </table:table-cell>
          <table:table-cell table:style-name="ce9" table:formula="of:=ROUND([.C5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59]*[.E$2]+[.F59]*[.F$2]+[.G59]*[.G$2]+[.H59]*[.H$2]+[.I59]*[.I$2]+[.J59]*[.J$2]+[.K59]*[.K$2]+[.L59]*[.L$2]+[.M59]*[.M$2]+[.N59]*[.N$2]+[.O59]*[.O$2]+[.P59]*[.O$2]" office:value-type="float" office:value="0" calcext:value-type="float">
            <text:p>0</text:p>
          </table:table-cell>
          <table:table-cell table:style-name="ce9" table:formula="of:=ROUND([.C5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0]*[.E$2]+[.F60]*[.F$2]+[.G60]*[.G$2]+[.H60]*[.H$2]+[.I60]*[.I$2]+[.J60]*[.J$2]+[.K60]*[.K$2]+[.L60]*[.L$2]+[.M60]*[.M$2]+[.N60]*[.N$2]+[.O60]*[.O$2]+[.P60]*[.O$2]" office:value-type="float" office:value="0" calcext:value-type="float">
            <text:p>0</text:p>
          </table:table-cell>
          <table:table-cell table:style-name="ce9" table:formula="of:=ROUND([.C6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1]*[.E$2]+[.F61]*[.F$2]+[.G61]*[.G$2]+[.H61]*[.H$2]+[.I61]*[.I$2]+[.J61]*[.J$2]+[.K61]*[.K$2]+[.L61]*[.L$2]+[.M61]*[.M$2]+[.N61]*[.N$2]+[.O61]*[.O$2]+[.P61]*[.O$2]" office:value-type="float" office:value="0" calcext:value-type="float">
            <text:p>0</text:p>
          </table:table-cell>
          <table:table-cell table:style-name="ce9" table:formula="of:=ROUND([.C6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2]*[.E$2]+[.F62]*[.F$2]+[.G62]*[.G$2]+[.H62]*[.H$2]+[.I62]*[.I$2]+[.J62]*[.J$2]+[.K62]*[.K$2]+[.L62]*[.L$2]+[.M62]*[.M$2]+[.N62]*[.N$2]+[.O62]*[.O$2]+[.P62]*[.O$2]" office:value-type="float" office:value="0" calcext:value-type="float">
            <text:p>0</text:p>
          </table:table-cell>
          <table:table-cell table:style-name="ce9" table:formula="of:=ROUND([.C6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3]*[.E$2]+[.F63]*[.F$2]+[.G63]*[.G$2]+[.H63]*[.H$2]+[.I63]*[.I$2]+[.J63]*[.J$2]+[.K63]*[.K$2]+[.L63]*[.L$2]+[.M63]*[.M$2]+[.N63]*[.N$2]+[.O63]*[.O$2]+[.P63]*[.O$2]" office:value-type="float" office:value="0" calcext:value-type="float">
            <text:p>0</text:p>
          </table:table-cell>
          <table:table-cell table:style-name="ce9" table:formula="of:=ROUND([.C6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4]*[.E$2]+[.F64]*[.F$2]+[.G64]*[.G$2]+[.H64]*[.H$2]+[.I64]*[.I$2]+[.J64]*[.J$2]+[.K64]*[.K$2]+[.L64]*[.L$2]+[.M64]*[.M$2]+[.N64]*[.N$2]+[.O64]*[.O$2]+[.P64]*[.O$2]" office:value-type="float" office:value="0" calcext:value-type="float">
            <text:p>0</text:p>
          </table:table-cell>
          <table:table-cell table:style-name="ce9" table:formula="of:=ROUND([.C6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5]*[.E$2]+[.F65]*[.F$2]+[.G65]*[.G$2]+[.H65]*[.H$2]+[.I65]*[.I$2]+[.J65]*[.J$2]+[.K65]*[.K$2]+[.L65]*[.L$2]+[.M65]*[.M$2]+[.N65]*[.N$2]+[.O65]*[.O$2]+[.P65]*[.O$2]" office:value-type="float" office:value="0" calcext:value-type="float">
            <text:p>0</text:p>
          </table:table-cell>
          <table:table-cell table:style-name="ce9" table:formula="of:=ROUND([.C6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6]*[.E$2]+[.F66]*[.F$2]+[.G66]*[.G$2]+[.H66]*[.H$2]+[.I66]*[.I$2]+[.J66]*[.J$2]+[.K66]*[.K$2]+[.L66]*[.L$2]+[.M66]*[.M$2]+[.N66]*[.N$2]+[.O66]*[.O$2]+[.P66]*[.O$2]" office:value-type="float" office:value="0" calcext:value-type="float">
            <text:p>0</text:p>
          </table:table-cell>
          <table:table-cell table:style-name="ce9" table:formula="of:=ROUND([.C6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7]*[.E$2]+[.F67]*[.F$2]+[.G67]*[.G$2]+[.H67]*[.H$2]+[.I67]*[.I$2]+[.J67]*[.J$2]+[.K67]*[.K$2]+[.L67]*[.L$2]+[.M67]*[.M$2]+[.N67]*[.N$2]+[.O67]*[.O$2]+[.P67]*[.O$2]" office:value-type="float" office:value="0" calcext:value-type="float">
            <text:p>0</text:p>
          </table:table-cell>
          <table:table-cell table:style-name="ce9" table:formula="of:=ROUND([.C6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8]*[.E$2]+[.F68]*[.F$2]+[.G68]*[.G$2]+[.H68]*[.H$2]+[.I68]*[.I$2]+[.J68]*[.J$2]+[.K68]*[.K$2]+[.L68]*[.L$2]+[.M68]*[.M$2]+[.N68]*[.N$2]+[.O68]*[.O$2]+[.P68]*[.O$2]" office:value-type="float" office:value="0" calcext:value-type="float">
            <text:p>0</text:p>
          </table:table-cell>
          <table:table-cell table:style-name="ce9" table:formula="of:=ROUND([.C6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69]*[.E$2]+[.F69]*[.F$2]+[.G69]*[.G$2]+[.H69]*[.H$2]+[.I69]*[.I$2]+[.J69]*[.J$2]+[.K69]*[.K$2]+[.L69]*[.L$2]+[.M69]*[.M$2]+[.N69]*[.N$2]+[.O69]*[.O$2]+[.P69]*[.O$2]" office:value-type="float" office:value="0" calcext:value-type="float">
            <text:p>0</text:p>
          </table:table-cell>
          <table:table-cell table:style-name="ce9" table:formula="of:=ROUND([.C6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0]*[.E$2]+[.F70]*[.F$2]+[.G70]*[.G$2]+[.H70]*[.H$2]+[.I70]*[.I$2]+[.J70]*[.J$2]+[.K70]*[.K$2]+[.L70]*[.L$2]+[.M70]*[.M$2]+[.N70]*[.N$2]+[.O70]*[.O$2]+[.P70]*[.O$2]" office:value-type="float" office:value="0" calcext:value-type="float">
            <text:p>0</text:p>
          </table:table-cell>
          <table:table-cell table:style-name="ce9" table:formula="of:=ROUND([.C7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1]*[.E$2]+[.F71]*[.F$2]+[.G71]*[.G$2]+[.H71]*[.H$2]+[.I71]*[.I$2]+[.J71]*[.J$2]+[.K71]*[.K$2]+[.L71]*[.L$2]+[.M71]*[.M$2]+[.N71]*[.N$2]+[.O71]*[.O$2]+[.P71]*[.O$2]" office:value-type="float" office:value="0" calcext:value-type="float">
            <text:p>0</text:p>
          </table:table-cell>
          <table:table-cell table:style-name="ce9" table:formula="of:=ROUND([.C7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2]*[.E$2]+[.F72]*[.F$2]+[.G72]*[.G$2]+[.H72]*[.H$2]+[.I72]*[.I$2]+[.J72]*[.J$2]+[.K72]*[.K$2]+[.L72]*[.L$2]+[.M72]*[.M$2]+[.N72]*[.N$2]+[.O72]*[.O$2]+[.P72]*[.O$2]" office:value-type="float" office:value="0" calcext:value-type="float">
            <text:p>0</text:p>
          </table:table-cell>
          <table:table-cell table:style-name="ce9" table:formula="of:=ROUND([.C7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3]*[.E$2]+[.F73]*[.F$2]+[.G73]*[.G$2]+[.H73]*[.H$2]+[.I73]*[.I$2]+[.J73]*[.J$2]+[.K73]*[.K$2]+[.L73]*[.L$2]+[.M73]*[.M$2]+[.N73]*[.N$2]+[.O73]*[.O$2]+[.P73]*[.O$2]" office:value-type="float" office:value="0" calcext:value-type="float">
            <text:p>0</text:p>
          </table:table-cell>
          <table:table-cell table:style-name="ce9" table:formula="of:=ROUND([.C7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4]*[.E$2]+[.F74]*[.F$2]+[.G74]*[.G$2]+[.H74]*[.H$2]+[.I74]*[.I$2]+[.J74]*[.J$2]+[.K74]*[.K$2]+[.L74]*[.L$2]+[.M74]*[.M$2]+[.N74]*[.N$2]+[.O74]*[.O$2]+[.P74]*[.O$2]" office:value-type="float" office:value="0" calcext:value-type="float">
            <text:p>0</text:p>
          </table:table-cell>
          <table:table-cell table:style-name="ce9" table:formula="of:=ROUND([.C7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5]*[.E$2]+[.F75]*[.F$2]+[.G75]*[.G$2]+[.H75]*[.H$2]+[.I75]*[.I$2]+[.J75]*[.J$2]+[.K75]*[.K$2]+[.L75]*[.L$2]+[.M75]*[.M$2]+[.N75]*[.N$2]+[.O75]*[.O$2]+[.P75]*[.O$2]" office:value-type="float" office:value="0" calcext:value-type="float">
            <text:p>0</text:p>
          </table:table-cell>
          <table:table-cell table:style-name="ce9" table:formula="of:=ROUND([.C7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6]*[.E$2]+[.F76]*[.F$2]+[.G76]*[.G$2]+[.H76]*[.H$2]+[.I76]*[.I$2]+[.J76]*[.J$2]+[.K76]*[.K$2]+[.L76]*[.L$2]+[.M76]*[.M$2]+[.N76]*[.N$2]+[.O76]*[.O$2]+[.P76]*[.O$2]" office:value-type="float" office:value="0" calcext:value-type="float">
            <text:p>0</text:p>
          </table:table-cell>
          <table:table-cell table:style-name="ce9" table:formula="of:=ROUND([.C7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7]*[.E$2]+[.F77]*[.F$2]+[.G77]*[.G$2]+[.H77]*[.H$2]+[.I77]*[.I$2]+[.J77]*[.J$2]+[.K77]*[.K$2]+[.L77]*[.L$2]+[.M77]*[.M$2]+[.N77]*[.N$2]+[.O77]*[.O$2]+[.P77]*[.O$2]" office:value-type="float" office:value="0" calcext:value-type="float">
            <text:p>0</text:p>
          </table:table-cell>
          <table:table-cell table:style-name="ce9" table:formula="of:=ROUND([.C7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8]*[.E$2]+[.F78]*[.F$2]+[.G78]*[.G$2]+[.H78]*[.H$2]+[.I78]*[.I$2]+[.J78]*[.J$2]+[.K78]*[.K$2]+[.L78]*[.L$2]+[.M78]*[.M$2]+[.N78]*[.N$2]+[.O78]*[.O$2]+[.P78]*[.O$2]" office:value-type="float" office:value="0" calcext:value-type="float">
            <text:p>0</text:p>
          </table:table-cell>
          <table:table-cell table:style-name="ce9" table:formula="of:=ROUND([.C7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79]*[.E$2]+[.F79]*[.F$2]+[.G79]*[.G$2]+[.H79]*[.H$2]+[.I79]*[.I$2]+[.J79]*[.J$2]+[.K79]*[.K$2]+[.L79]*[.L$2]+[.M79]*[.M$2]+[.N79]*[.N$2]+[.O79]*[.O$2]+[.P79]*[.O$2]" office:value-type="float" office:value="0" calcext:value-type="float">
            <text:p>0</text:p>
          </table:table-cell>
          <table:table-cell table:style-name="ce9" table:formula="of:=ROUND([.C7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0]*[.E$2]+[.F80]*[.F$2]+[.G80]*[.G$2]+[.H80]*[.H$2]+[.I80]*[.I$2]+[.J80]*[.J$2]+[.K80]*[.K$2]+[.L80]*[.L$2]+[.M80]*[.M$2]+[.N80]*[.N$2]+[.O80]*[.O$2]+[.P80]*[.O$2]" office:value-type="float" office:value="0" calcext:value-type="float">
            <text:p>0</text:p>
          </table:table-cell>
          <table:table-cell table:style-name="ce9" table:formula="of:=ROUND([.C8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1]*[.E$2]+[.F81]*[.F$2]+[.G81]*[.G$2]+[.H81]*[.H$2]+[.I81]*[.I$2]+[.J81]*[.J$2]+[.K81]*[.K$2]+[.L81]*[.L$2]+[.M81]*[.M$2]+[.N81]*[.N$2]+[.O81]*[.O$2]+[.P81]*[.O$2]" office:value-type="float" office:value="0" calcext:value-type="float">
            <text:p>0</text:p>
          </table:table-cell>
          <table:table-cell table:style-name="ce9" table:formula="of:=ROUND([.C8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2]*[.E$2]+[.F82]*[.F$2]+[.G82]*[.G$2]+[.H82]*[.H$2]+[.I82]*[.I$2]+[.J82]*[.J$2]+[.K82]*[.K$2]+[.L82]*[.L$2]+[.M82]*[.M$2]+[.N82]*[.N$2]+[.O82]*[.O$2]+[.P82]*[.O$2]" office:value-type="float" office:value="0" calcext:value-type="float">
            <text:p>0</text:p>
          </table:table-cell>
          <table:table-cell table:style-name="ce9" table:formula="of:=ROUND([.C8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3]*[.E$2]+[.F83]*[.F$2]+[.G83]*[.G$2]+[.H83]*[.H$2]+[.I83]*[.I$2]+[.J83]*[.J$2]+[.K83]*[.K$2]+[.L83]*[.L$2]+[.M83]*[.M$2]+[.N83]*[.N$2]+[.O83]*[.O$2]+[.P83]*[.O$2]" office:value-type="float" office:value="0" calcext:value-type="float">
            <text:p>0</text:p>
          </table:table-cell>
          <table:table-cell table:style-name="ce9" table:formula="of:=ROUND([.C8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4]*[.E$2]+[.F84]*[.F$2]+[.G84]*[.G$2]+[.H84]*[.H$2]+[.I84]*[.I$2]+[.J84]*[.J$2]+[.K84]*[.K$2]+[.L84]*[.L$2]+[.M84]*[.M$2]+[.N84]*[.N$2]+[.O84]*[.O$2]+[.P84]*[.O$2]" office:value-type="float" office:value="0" calcext:value-type="float">
            <text:p>0</text:p>
          </table:table-cell>
          <table:table-cell table:style-name="ce9" table:formula="of:=ROUND([.C8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5]*[.E$2]+[.F85]*[.F$2]+[.G85]*[.G$2]+[.H85]*[.H$2]+[.I85]*[.I$2]+[.J85]*[.J$2]+[.K85]*[.K$2]+[.L85]*[.L$2]+[.M85]*[.M$2]+[.N85]*[.N$2]+[.O85]*[.O$2]+[.P85]*[.O$2]" office:value-type="float" office:value="0" calcext:value-type="float">
            <text:p>0</text:p>
          </table:table-cell>
          <table:table-cell table:style-name="ce9" table:formula="of:=ROUND([.C8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6]*[.E$2]+[.F86]*[.F$2]+[.G86]*[.G$2]+[.H86]*[.H$2]+[.I86]*[.I$2]+[.J86]*[.J$2]+[.K86]*[.K$2]+[.L86]*[.L$2]+[.M86]*[.M$2]+[.N86]*[.N$2]+[.O86]*[.O$2]+[.P86]*[.O$2]" office:value-type="float" office:value="0" calcext:value-type="float">
            <text:p>0</text:p>
          </table:table-cell>
          <table:table-cell table:style-name="ce9" table:formula="of:=ROUND([.C8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7]*[.E$2]+[.F87]*[.F$2]+[.G87]*[.G$2]+[.H87]*[.H$2]+[.I87]*[.I$2]+[.J87]*[.J$2]+[.K87]*[.K$2]+[.L87]*[.L$2]+[.M87]*[.M$2]+[.N87]*[.N$2]+[.O87]*[.O$2]+[.P87]*[.O$2]" office:value-type="float" office:value="0" calcext:value-type="float">
            <text:p>0</text:p>
          </table:table-cell>
          <table:table-cell table:style-name="ce9" table:formula="of:=ROUND([.C8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8]*[.E$2]+[.F88]*[.F$2]+[.G88]*[.G$2]+[.H88]*[.H$2]+[.I88]*[.I$2]+[.J88]*[.J$2]+[.K88]*[.K$2]+[.L88]*[.L$2]+[.M88]*[.M$2]+[.N88]*[.N$2]+[.O88]*[.O$2]+[.P88]*[.O$2]" office:value-type="float" office:value="0" calcext:value-type="float">
            <text:p>0</text:p>
          </table:table-cell>
          <table:table-cell table:style-name="ce9" table:formula="of:=ROUND([.C8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89]*[.E$2]+[.F89]*[.F$2]+[.G89]*[.G$2]+[.H89]*[.H$2]+[.I89]*[.I$2]+[.J89]*[.J$2]+[.K89]*[.K$2]+[.L89]*[.L$2]+[.M89]*[.M$2]+[.N89]*[.N$2]+[.O89]*[.O$2]+[.P89]*[.O$2]" office:value-type="float" office:value="0" calcext:value-type="float">
            <text:p>0</text:p>
          </table:table-cell>
          <table:table-cell table:style-name="ce9" table:formula="of:=ROUND([.C89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0]*[.E$2]+[.F90]*[.F$2]+[.G90]*[.G$2]+[.H90]*[.H$2]+[.I90]*[.I$2]+[.J90]*[.J$2]+[.K90]*[.K$2]+[.L90]*[.L$2]+[.M90]*[.M$2]+[.N90]*[.N$2]+[.O90]*[.O$2]+[.P90]*[.O$2]" office:value-type="float" office:value="0" calcext:value-type="float">
            <text:p>0</text:p>
          </table:table-cell>
          <table:table-cell table:style-name="ce9" table:formula="of:=ROUND([.C90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1]*[.E$2]+[.F91]*[.F$2]+[.G91]*[.G$2]+[.H91]*[.H$2]+[.I91]*[.I$2]+[.J91]*[.J$2]+[.K91]*[.K$2]+[.L91]*[.L$2]+[.M91]*[.M$2]+[.N91]*[.N$2]+[.O91]*[.O$2]+[.P91]*[.O$2]" office:value-type="float" office:value="0" calcext:value-type="float">
            <text:p>0</text:p>
          </table:table-cell>
          <table:table-cell table:style-name="ce9" table:formula="of:=ROUND([.C91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2]*[.E$2]+[.F92]*[.F$2]+[.G92]*[.G$2]+[.H92]*[.H$2]+[.I92]*[.I$2]+[.J92]*[.J$2]+[.K92]*[.K$2]+[.L92]*[.L$2]+[.M92]*[.M$2]+[.N92]*[.N$2]+[.O92]*[.O$2]+[.P92]*[.O$2]" office:value-type="float" office:value="0" calcext:value-type="float">
            <text:p>0</text:p>
          </table:table-cell>
          <table:table-cell table:style-name="ce9" table:formula="of:=ROUND([.C92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3]*[.E$2]+[.F93]*[.F$2]+[.G93]*[.G$2]+[.H93]*[.H$2]+[.I93]*[.I$2]+[.J93]*[.J$2]+[.K93]*[.K$2]+[.L93]*[.L$2]+[.M93]*[.M$2]+[.N93]*[.N$2]+[.O93]*[.O$2]+[.P93]*[.O$2]" office:value-type="float" office:value="0" calcext:value-type="float">
            <text:p>0</text:p>
          </table:table-cell>
          <table:table-cell table:style-name="ce9" table:formula="of:=ROUND([.C93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4]*[.E$2]+[.F94]*[.F$2]+[.G94]*[.G$2]+[.H94]*[.H$2]+[.I94]*[.I$2]+[.J94]*[.J$2]+[.K94]*[.K$2]+[.L94]*[.L$2]+[.M94]*[.M$2]+[.N94]*[.N$2]+[.O94]*[.O$2]+[.P94]*[.O$2]" office:value-type="float" office:value="0" calcext:value-type="float">
            <text:p>0</text:p>
          </table:table-cell>
          <table:table-cell table:style-name="ce9" table:formula="of:=ROUND([.C94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5]*[.E$2]+[.F95]*[.F$2]+[.G95]*[.G$2]+[.H95]*[.H$2]+[.I95]*[.I$2]+[.J95]*[.J$2]+[.K95]*[.K$2]+[.L95]*[.L$2]+[.M95]*[.M$2]+[.N95]*[.N$2]+[.O95]*[.O$2]+[.P95]*[.O$2]" office:value-type="float" office:value="0" calcext:value-type="float">
            <text:p>0</text:p>
          </table:table-cell>
          <table:table-cell table:style-name="ce9" table:formula="of:=ROUND([.C95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6]*[.E$2]+[.F96]*[.F$2]+[.G96]*[.G$2]+[.H96]*[.H$2]+[.I96]*[.I$2]+[.J96]*[.J$2]+[.K96]*[.K$2]+[.L96]*[.L$2]+[.M96]*[.M$2]+[.N96]*[.N$2]+[.O96]*[.O$2]+[.P96]*[.O$2]" office:value-type="float" office:value="0" calcext:value-type="float">
            <text:p>0</text:p>
          </table:table-cell>
          <table:table-cell table:style-name="ce9" table:formula="of:=ROUND([.C96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7]*[.E$2]+[.F97]*[.F$2]+[.G97]*[.G$2]+[.H97]*[.H$2]+[.I97]*[.I$2]+[.J97]*[.J$2]+[.K97]*[.K$2]+[.L97]*[.L$2]+[.M97]*[.M$2]+[.N97]*[.N$2]+[.O97]*[.O$2]+[.P97]*[.O$2]" office:value-type="float" office:value="0" calcext:value-type="float">
            <text:p>0</text:p>
          </table:table-cell>
          <table:table-cell table:style-name="ce9" table:formula="of:=ROUND([.C97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8]*[.E$2]+[.F98]*[.F$2]+[.G98]*[.G$2]+[.H98]*[.H$2]+[.I98]*[.I$2]+[.J98]*[.J$2]+[.K98]*[.K$2]+[.L98]*[.L$2]+[.M98]*[.M$2]+[.N98]*[.N$2]+[.O98]*[.O$2]+[.P98]*[.O$2]" office:value-type="float" office:value="0" calcext:value-type="float">
            <text:p>0</text:p>
          </table:table-cell>
          <table:table-cell table:style-name="ce9" table:formula="of:=ROUND([.C98]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formula="of:=[.E99]*[.E$2]+[.F99]*[.F$2]+[.G99]*[.G$2]+[.H99]*[.H$2]+[.I99]*[.I$2]+[.J99]*[.J$2]+[.K99]*[.K$2]+[.L99]*[.L$2]+[.M99]*[.M$2]+[.N99]*[.N$2]+[.O99]*[.O$2]+[.P99]*[.O$2]" office:value-type="float" office:value="0" calcext:value-type="float">
            <text:p>0</text:p>
          </table:table-cell>
          <table:table-cell table:style-name="ce9" table:formula="of:=ROUND([.C99];0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UD1.D3:UD1.D99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1" style:display-name="PageStyle_U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3" meta:object-count="0"/>
    <meta:generator>LibreOfficeDev/6.0.5.2$Linux_X86_64 LibreOffice_project/</meta:generator>
  </office:meta>
</office:document-meta>
</file>